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1">
      <style:paragraph-properties fo:margin-left="0cm" fo:margin-right="0cm" fo:text-align="center" style:justify-single-word="false" fo:text-indent="0.499cm" style:auto-text-indent="false"/>
    </style:style>
    <style:style style:name="P14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66ff" fo:language="en" fo:country="US" fo:font-style="normal" fo:background-color="transparent" style:font-style-asian="normal" style:font-style-complex="normal"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Последний фанфик</text:h>
      <text:p text:style-name="P52"/>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и сознание выключилось.</text:p>
      <text:p text:style-name="P1"/>
      <text:h text:style-name="P140" text:outline-level="2">2. Пробуждение</text:h>
      <text:p text:style-name="P31"/>
      <text:p text:style-name="P1"><text:span text:style-name="T35">Сознание рестартовало после того, как я гребанулся </text:span><text:span text:style-name="T51">затылком и плечами об каменный пол. О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1">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я не помню 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Короче, тот ещё бомжатник.</text:span></text:p>
      <text:p text:style-name="P15">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p>
      <text:p text:style-name="P1"><text:soft-page-break/><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ы не н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лева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Он <text:span text:style-name="T1">идеально снимал</text:span> нервное напряжение <text:span text:style-name="T1">после внеурочной работы над проектом</text:span>. Разве что становилось 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за херня?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позвякив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oft-page-break/><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истерическое умиление.</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Блядь, я и так выжал из себя всё возможное, а эта кобыла на меня орёт! Но потом подумал, что если они живого человека в глаза не видели, то, наверное, не в курсе его способностей, как бегуна.</text:p>
      <text:p text:style-name="P3"><text:soft-page-break/>–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чокнутая?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text:soft-page-break/>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Принцесса,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хлопал её по шее.</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Я чертовски циничный и грубый чувак, но я не ублюдок. Эта кобыла вернулась за мной и понесла меня, когда я остался без сил. Теперь моя очередь. Блядь,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text:soft-page-break/>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text:soft-page-break/>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text:soft-page-break/></text:p>
      <text:h text:style-name="P14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251880591986472284" text:style-name="L1">
        <text:list-item>
          <text:p text:style-name="P13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text:soft-page-break/>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oft-page-break/>“<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text:soft-page-break/>–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text:soft-page-break/>–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text:soft-page-break/>–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text:soft-page-break/>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text:soft-page-break/>–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text:soft-page-break/>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text:soft-page-break/>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text:soft-page-break/>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text:soft-page-break/>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text:soft-page-break/>–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text:soft-page-break/>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text:soft-page-break/>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soft-page-break/>***</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text:soft-page-break/>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text:soft-page-break/>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text:soft-page-break/>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text:soft-page-break/>–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text:soft-page-break/>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text:soft-page-break/>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text:soft-page-break/>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text:soft-page-break/>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text:soft-page-break/>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0"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text:soft-page-break/>–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text:soft-page-break/>–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а именно стирает. Был объект, а <text:soft-page-break/>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text:soft-page-break/>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промежности,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text:soft-page-break/>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text:soft-page-break/>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text:soft-page-break/>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text:soft-page-break/>–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text:soft-page-break/>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77"/>
      <text:p text:style-name="P47"/>
      <text:p text:style-name="P57"><text:soft-page-break/>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text:span><text:span text:style-name="T11">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text:span><text:span text:style-name="T11">ро</text:span><text:span text:style-name="T11"> же </text:span><text:span text:style-name="T11">Сел</text:span><text:span text:style-name="T11">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зале или уйти через портик на крыше</text:span><text:span text:style-name="T56"> </text:span><text:span text:style-name="T41">—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text:soft-page-break/>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text:span><text:span text:style-name="T1">верхней </text:span><text:span text:style-name="T1">площадке. </text:span><text:span text:style-name="T1">П</text:span>ередо мной высилась тяжёлая двустворчатая дверь с изображением солнца. <text:span text:style-name="T1">Перегнувшись через перила, я плюнул вниз. Секунд через </text:span><text:span text:style-name="T1">пять</text:span><text:span text:style-name="T1"> до меня донёсся слабый отзвук. </text:span><text:span text:style-name="T1">Акустика, однако!</text:span></text:p>
      <text:p text:style-name="P1"><text:span text:style-name="T1">Я хотел</text:span><text:span text:style-name="T1"> застать Селестию врасплох. </text:span><text:span text:style-name="T1">Интересно, что делает принцесса, когда думает, что её никто не видит?</text:span><text:span text:style-name="T1"> </text:span><text:span text:style-name="T1">О</text:span><text:span text:style-name="T1">сторожно потяну</text:span><text:span text:style-name="T1">в</text:span><text:span text:style-name="T1"> на себя кольцо, </text:span><text:span text:style-name="T1">я </text:span><text:span text:style-name="T1">приоткры</text:span><text:span text:style-name="T1">л</text:span><text:span text:style-name="T1">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text:soft-page-break/>– Нет, что ты. <text:span text:style-name="T1">Просто некоторые пони </text:span><text:span text:style-name="T1">из древних аристократических родов </text:span><text:span text:style-name="T1">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Селестия печально покачала головой и </text:span><text:span text:style-name="T1">осторожно подула в камин</text:span><text:span text:style-name="T1">. </text:span><text:span text:style-name="T1">Язычки пламени весело затанцевали среди углей.</text:span></text:p>
      <text:p text:style-name="P47">Я скептически хмыкнул.</text:p>
      <text:p text:style-name="P37"><text:span text:style-name="T1">– А вы с Луной действительно управляете </text:span><text:span text:style-name="T1">с</text:span><text:span text:style-name="T1">олнцем и </text:span><text:span text:style-name="T1">л</text:span><text:span text:style-name="T1">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text:span><text:span text:style-name="T11">в древности.</text:span><text:span text:style-name="T11"> С другой — ведь всё в мире относительно — мы двигаем </text:span><text:span text:style-name="T11">с</text:span><text:span text:style-name="T11">олнце и </text:span><text:span text:style-name="T11">л</text:span><text:span text:style-name="T11">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47"><text:span text:style-name="T11">С</text:span><text:span text:style-name="T11">елестия горько рассмеялась.</text:span></text:p>
      <text:p text:style-name="P47">– …<text:span text:style-name="T11">О</text:span><text:span text:style-name="T11">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text:span><text:span text:style-name="T11">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text:soft-page-break/>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text:span><text:span text:style-name="T1">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2">Мне печалиться не стоит</text:p><text:p text:style-name="P132">Жизнь прекрасна и полн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 —</text:p><text:p text:style-name="P132">Но друзей моих немного,</text:p><text:p text:style-name="P132">Студи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text:p>
      <text:p text:style-name="P37"><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text:soft-page-break/>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37"><text:span text:style-name="T1"/></text:p>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37"><text:span text:style-name="T1"/></text:p>
      <text:p text:style-name="P37"><text:span text:style-name="T1">Статью украшала фотография перебинтованной Селестии, пытающейся прикрыть меня крыльями в то время, как я копошился сзади, стоя на табуретке.</text:span></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oft-page-break/><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text:span text:style-name="T24">протяжно вздохнула</text:span>,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text:soft-page-break/>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6">А из Пинто Крика уже месяц нет новостей...</text:span></text:p>
      <text:p text:style-name="P3"><text:span text:style-name="T41">– </text:span><text:span text:style-name="T4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2">Что бы это значило, Флер?</text:span></text:p>
      <text:p text:style-name="P15"><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oft-page-break/><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42">&lt;</text:span><text:span text:style-name="T61">Mark Knopfler - </text:span><text:span text:style-name="T60">Hill Farmer's Blues</text:span><text:span text:style-name="T42">&gt;</text:span></text:p>
      <text:p text:style-name="P39">***</text:p>
      <text:p text:style-name="P37"/>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text:soft-page-break/>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text:soft-page-break/>–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дож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text:soft-page-break/>–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text:soft-page-break/>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1">– Я </text:span><text:span text:style-name="T46">всегда буду оставаться в тени. </text:span><text:span text:style-name="T41">– </text:span><text:span text:style-name="T46">хлюпала единорожка. </text:span><text:span text:style-name="T41">–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1">– </text:span>Ты?!</text:p>
      <text:p text:style-name="P9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1">– М</text:span>ожет тогда, ты скажешь, что в нём пошло не так и почему к вам попал я, а не сверхаликорн?</text:p>
      <text:p text:style-name="P9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oft-page-break/><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0"><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40">&lt;<text:span text:style-name="T66">David Bowie - Lets Dance/ Ashes To Ashes</text:span></text:p>
      <text:p text:style-name="P40"><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oft-page-break/><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5">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text:span><text:span text:style-name="T28">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9">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54">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oft-page-break/><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text:soft-page-break/>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text:soft-page-break/>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pan text:style-name="T11">– </text:span>Бедный котик. <text:span text:style-name="T11">– </text:span>прошептала Флаттершай.</text:p>
      <text:p text:style-name="P52"><text:soft-page-break/>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oft-page-break/><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oft-page-break/><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1">– Я не виноват. – буркнул я. – Селестия вылечила меня от кучи болячек. У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1">– Очень мне надо тебе врать! – возмутился я. – Сел исцелила меня в Кантерлоте с помощью заместительной терапии.</text:p>
      <text:p text:style-name="P41">Луна вскинула копыто к голове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1">– Ты о чём? – не понял я. – Какое ещё, к дискорду, крыло? Почему она ослабела?</text:p>
      <text:p text:style-name="P41">Луна молча стояла с закрытыми глазами, горестно покачиваясь на ногах взад-вперёд. “Глупая, глупая Сел!” – расслышал я из её бормотания.</text:p>
      <text:p text:style-name="P41">Наконец, Луна снизошла ко мне с объяснением.</text:p>
      <text:p text:style-name="P47"><text:span text:style-name="T16">– Заместительная терапия </text:span><text:span text:style-name="T64">— никакое не целительство.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1">Луна вздохнула и повернулась ко мне.</text:p>
      <text:p text:style-name="P47"><text:span text:style-name="T16">–</text:span> Хоть ты и не заслужил этого, примат, но с мо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1"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text:soft-page-break/>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text:soft-page-break/>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text:soft-page-break/>–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8"/>
      <text:p text:style-name="P42">~~~~~</text:p>
      <text:p text:style-name="P18"><text:soft-page-break/>&lt;<text:span text:style-name="T25">Макс и ко появляются на Терре со сдвигом по времени (как и Кимеринн)?</text:span>&gt;</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3"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3"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1">–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1">– Анон…</text:span><text:span text:style-name="T1"> Тут окно разбито… И верёвка висит. – пискнула Флаттершай из кухни.</text:span></text:p>
      <text:p text:style-name="P92"><text:span text:style-name="T11">–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5"/>
      <text:h text:style-name="P140" text:outline-level="2">2<text:span text:style-name="T1">7</text:span>. Отбытие</text:h>
      <text:p text:style-name="P110">&lt;Mission Impossible theme ?&gt;</text:p>
      <text:p text:style-name="P93"><text:span text:style-name="T11">–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1">– Нет! Дискорд </text:span>— не убийца!</text:p>
      <text:p text:style-name="P113">С необычной для неё силой, Флаттершай вытащила кляп изо рта драконикуса.</text:p>
      <text:p text:style-name="P11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1">– </text:span>Говори.</text:p>
      <text:p text:style-name="P113">Дискорд немного успокоился.</text:p>
      <text:p text:style-name="P113"><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3"><text:span text:style-name="T11">–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4">словно кот с мышью</text:span>?</text:p>
      <text:p text:style-name="P113"><text:span text:style-name="T11">– </text:span>Анон! <text:span text:style-name="T11">– </text:span>крикнула Эпплджек из прихожей. <text:span text:style-name="T11">–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1">–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1">–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5">Queen – Flash</text:span><text:span text:style-name="T11">&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0"/>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0">.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3</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1">.</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7">–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7">–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1">– </text:span>Эээ… Тут я тебе точно не помощник. Никогда не писал ничего сложнее технической документации к программам.</text:p>
      <text:p text:style-name="P100"><text:span text:style-name="T11">– </text:span>Пиши, как есть. <text:span text:style-name="T11">– </text:span>развёл копытами Анакорн. <text:span text:style-name="T11">–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4</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80">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
      <text:p text:style-name="P97"><text:soft-page-break/>–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4">–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2">Я опустил руку на шею Дэш и ощутил теплоту и лёгкое покалывание в пустоте.</text:p>
      <text:p text:style-name="P92"><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1T23:45:41.36</dc:date>
    <meta:editing-duration>P135DT2H43M36S</meta:editing-duration>
    <meta:editing-cycles>8196</meta:editing-cycles>
    <meta:generator>OpenOffice/4.1.1$Win32 OpenOffice.org_project/411m6$Build-9775</meta:generator>
    <dc:creator>макс </dc:creator>
    <meta:document-statistic meta:table-count="0" meta:image-count="0" meta:object-count="0" meta:page-count="208" meta:paragraph-count="4411" meta:word-count="96426" meta:character-count="611615"/>
  </office:meta>
</office:document-meta>
</file>